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body>
    <office:text>
      <text:p text:style-name="Standard">
        <?opendocument cursor-position?>​
      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/>
    </style:default-style>
    <style:style style:name="Standard" style:display-name="Standard" style:family="paragraph">
      <style:paragraph-properties/>
      <style:text-properties fo:font-size="12pt"/>
    </style:style>
    <style:style style:name="U1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display-name="Enumerated List" style:family="paragraph" style:list-style-name="L4">
      <style:paragraph-properties/>
      <style:text-properties fo:font-size="12pt"/>
    </style:style>
    <style:style style:name="U6" style:display-name="Alphabetical List" style:family="paragraph" style:list-style-name="L5">
      <style:paragraph-properties/>
      <style:text-properties fo:font-size="12pt"/>
    </style:style>
    <style:style style:name="U7" style:display-name="Bullet List" style:family="paragraph" style:list-style-name="L6">
      <style:paragraph-properties/>
      <style:text-properties fo:font-size="12pt"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editing-cycles>1</meta:editing-cycles>
    <meta:creation-date>2008-08-22T11:41:04</meta:creation-date>
    <dc:date>2008-08-22T11:41:47</dc:date>
  </office:meta>
</office:document-meta>
</file>